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5.907cm" style:rel-column-width="3349*"/>
    </style:style>
    <style:style style:name="Tableau1.B" style:family="table-column">
      <style:table-column-properties style:column-width="11.093cm" style:rel-column-width="6289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Liberation Sans" fo:font-size="14pt" style:font-size-asian="14pt" style:font-size-complex="14pt"/>
    </style:style>
    <style:style style:name="P2" style:family="paragraph" style:parent-style-name="Standard">
      <style:text-properties style:font-name="Liberation Sans" fo:font-size="8pt" officeooo:rsid="00166a76" officeooo:paragraph-rsid="00166a76" style:font-size-asian="8pt" style:font-size-complex="8pt"/>
    </style:style>
    <style:style style:name="P3" style:family="paragraph" style:parent-style-name="Table_20_Contents">
      <style:text-properties style:font-name="Liberation Sans" fo:font-size="14pt" officeooo:rsid="0011a9eb" officeooo:paragraph-rsid="0011a9eb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011a9eb" officeooo:paragraph-rsid="0014b39e" style:font-size-asian="14pt" style:font-size-complex="14pt"/>
    </style:style>
    <style:style style:name="P5" style:family="paragraph" style:parent-style-name="Table_20_Contents">
      <style:text-properties style:font-name="Liberation Sans" fo:font-size="14pt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013386c" officeooo:paragraph-rsid="0013386c" style:font-size-asian="14pt" style:font-size-complex="14pt"/>
    </style:style>
    <style:style style:name="P7" style:family="paragraph" style:parent-style-name="Table_20_Contents">
      <style:text-properties style:font-name="Liberation Sans" fo:font-size="14pt" officeooo:rsid="0013386c" officeooo:paragraph-rsid="0014b39e" style:font-size-asian="14pt" style:font-size-complex="14pt"/>
    </style:style>
    <style:style style:name="P8" style:family="paragraph" style:parent-style-name="Table_20_Contents">
      <style:text-properties style:font-name="Liberation Sans" fo:font-size="14pt" officeooo:paragraph-rsid="0013386c" style:font-size-asian="14pt" style:font-size-complex="14pt"/>
    </style:style>
    <style:style style:name="P9" style:family="paragraph" style:parent-style-name="Table_20_Contents">
      <style:text-properties style:font-name="Liberation Sans" fo:font-size="14pt" officeooo:rsid="0014b39e" officeooo:paragraph-rsid="0014b39e" style:font-size-asian="14pt" style:font-size-complex="14pt"/>
    </style:style>
    <style:style style:name="P10" style:family="paragraph" style:parent-style-name="Table_20_Contents">
      <style:text-properties style:font-name="Liberation Sans" fo:font-size="14pt" officeooo:rsid="00155b52" officeooo:paragraph-rsid="00155b52" style:font-size-asian="14pt" style:font-size-complex="14pt"/>
    </style:style>
    <style:style style:name="T1" style:family="text">
      <style:text-properties officeooo:rsid="0011a9eb"/>
    </style:style>
    <style:style style:name="T2" style:family="text">
      <style:text-properties officeooo:rsid="0013386c"/>
    </style:style>
    <style:style style:name="T3" style:family="text">
      <style:text-properties officeooo:rsid="0014b39e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size="8pt" officeooo:rsid="00166a76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ADRACHI SAID Jowad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3">Les résultats de Jowad sont justes ce trimestre. Je l’encourage à redoubler d’efforts pour la suite</text:p>
          </table:table-cell>
        </table:table-row>
        <table:table-row>
          <table:table-cell table:style-name="Tableau1.A1" office:value-type="string">
            <text:p text:style-name="P1">ARBIAB Sirine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3">Sirine obtient de bons résultats ce trimestre. Je l’encourage à plus participer. </text:p>
          </table:table-cell>
        </table:table-row>
        <table:table-row>
          <table:table-cell table:style-name="Tableau1.A1" office:value-type="string">
            <text:p text:style-name="P5">BARADJI Ayoub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3">Ayoub otient des réstultats corrects ce trimestre. Ses efforts aussi bien dans son travail que dans sa participation sont remarqués. Il faut continuer ainsi.</text:p>
          </table:table-cell>
        </table:table-row>
        <table:table-row>
          <table:table-cell table:style-name="Tableau1.A1" office:value-type="string">
            <text:p text:style-name="P5">BARUTI Ritchi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3">Les résultats de Ritchi sont justes ce trimestre. Je l’encourage à redoubler d’efforts pour la suite</text:p>
          </table:table-cell>
        </table:table-row>
        <table:table-row>
          <table:table-cell table:style-name="Tableau1.A1" office:value-type="string">
            <text:p text:style-name="P5">BENAMAR BELKEBIR Kenzy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3">Kenzy n’obtient pas les meilleurs résultats ce trimestre. Je remarque cependant sa volonté de bien faire. Il faudra <text:span text:style-name="T2">qu’il poursuive</text:span> avec assiduité <text:span text:style-name="T2">s</text:span>es efforts pour obtenir <text:span text:style-name="T2">des notes à la hauteur de son travail.</text:span></text:p>
          </table:table-cell>
        </table:table-row>
        <table:table-row>
          <table:table-cell table:style-name="Tableau1.A1" office:value-type="string">
            <text:p text:style-name="P5">BOURHANE Djamila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6">Djamila a rencontré des difficultés en raison de lacunes. Attention à ses efforts qui sont trop irréguliers. Il ne faut pas lâcher !</text:p>
          </table:table-cell>
        </table:table-row>
        <table:table-row>
          <table:table-cell table:style-name="Tableau1.A1" office:value-type="string">
            <text:p text:style-name="P5">CAMARA Aicha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8"><text:span text:style-name="T1">Les résultats d’</text:span><text:span text:style-name="T2">Aicha</text:span><text:span text:style-name="T1"> sont justes ce trimestre. Je l’encourage à redoubler d’efforts pour la suite</text:span><text:span text:style-name="T2"> </text:span></text:p>
          </table:table-cell>
        </table:table-row>
        <table:table-row>
          <table:table-cell table:style-name="Tableau1.A1" office:value-type="string">
            <text:p text:style-name="P5">CAO Guillaume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6">Guillaume obtient de bons résultats ce trimestre. Son travail régulier et rigoureux est remarqué. Il faut continuer ainsi.</text:p>
          </table:table-cell>
        </table:table-row>
        <table:table-row>
          <table:table-cell table:style-name="Tableau1.A1" office:value-type="string">
            <text:p text:style-name="P5">COULIBALY Zainabe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8"><text:span text:style-name="T1">Les résultats </text:span><text:span text:style-name="T2">de Zainabe</text:span><text:span text:style-name="T1"> sont justes ce trimestre. Je l’encourage à redoubler d’efforts pour la suite</text:span><text:span text:style-name="T2"> </text:span></text:p>
          </table:table-cell>
        </table:table-row>
        <table:table-row>
          <table:table-cell table:style-name="Tableau1.A1" office:value-type="string">
            <text:p text:style-name="P5">EL MOUSSI Youssef Rayan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6">Youssef obtient d’excellents résultats ce trimestre. Son travail régulier et rigoureux est remarqué. Il faut continuer ainsi. </text:p>
          </table:table-cell>
        </table:table-row>
        <table:table-row>
          <table:table-cell table:style-name="Tableau1.A1" office:value-type="string">
            <text:p text:style-name="P5">GUIKAHUIE Mah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6">Mah obtient des résultats justes ce trimestre. Des efforts sont constatés, mais il faudrait qu’ils soient plus réguliers. Je l’encourage à redoubler d’efforts pour la suite.</text:p>
          </table:table-cell>
        </table:table-row>
        <table:table-row>
          <table:table-cell table:style-name="Tableau1.A1" office:value-type="string">
            <text:p text:style-name="P5">HUYNH Duy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6">Duy obtient d’excellents résultats ce trimestre. Son travail régulier et rigoureux est remarqué. Il faut continuer ainsi. </text:p>
          </table:table-cell>
        </table:table-row>
        <table:table-row>
          <table:table-cell table:style-name="Tableau1.A1" office:value-type="string">
            <text:p text:style-name="P5">JOCELYN Therese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9">Thérèse<text:span text:style-name="T2"> obtient </text:span>de très bons<text:span text:style-name="T2"> résultats ce trimestre. Son travail régulier et rigoureux est remarqué. Il faut continuer ainsi. </text:span><text:s/></text:p>
          </table:table-cell>
        </table:table-row>
        <table:table-row>
          <table:table-cell table:style-name="Tableau1.A1" office:value-type="string">
            <text:p text:style-name="P5">KACI Malak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MESSAOUDENE Rabah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7"><text:span text:style-name="T3">Rabah</text:span> obtient d’excellents résultats ce trimestre. Son travail régulier et rigoureux est remarqué. Il faut continuer ainsi. </text:p>
          </table:table-cell>
        </table:table-row>
        <table:table-row>
          <table:table-cell table:style-name="Tableau1.A1" office:value-type="string">
            <text:p text:style-name="P5">MORSLI Sofi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/>
          </table:table-cell>
        </table:table-row>
        <text:soft-page-break/>
        <table:table-row>
          <table:table-cell table:style-name="Tableau1.A1" office:value-type="string">
            <text:p text:style-name="P5">MUSTAFA Mefail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4"><text:span text:style-name="T3">Mefail</text:span> otient des réstultats corrects ce trimestre. Ses efforts aussi bien dans son travail que dans sa participation sont remarqués. Il faut <text:span text:style-name="T3">qu’il persévère dans ses efforts.</text:span></text:p>
          </table:table-cell>
        </table:table-row>
        <table:table-row>
          <table:table-cell table:style-name="Tableau1.A1" office:value-type="string">
            <text:p text:style-name="P5">PIERRE-LOUIS Belinda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10">Belinda obtient de faibles résultats ce trimestre. Il faut impérativement qu’elle se ressaisisse.</text:p>
          </table:table-cell>
        </table:table-row>
        <table:table-row>
          <table:table-cell table:style-name="Tableau1.A1" office:value-type="string">
            <text:p text:style-name="P5">SEMEDO DOS SANTOS Meilly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10">Meilly a très peu assister au cours de mathématiques avec moi ce trimestre.</text:p>
          </table:table-cell>
        </table:table-row>
        <table:table-row>
          <table:table-cell table:style-name="Tableau1.A1" office:value-type="string">
            <text:p text:style-name="P5">SHPYNTA Pavlo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10">Pavlo obtient de très bons résultats ce trimestre. Il a su se ressaisir en cours de trimestre. C’est très bien, et je l’encourage à continuer ainsi.</text:p>
          </table:table-cell>
        </table:table-row>
        <table:table-row>
          <table:table-cell table:style-name="Tableau1.A1" office:value-type="string">
            <text:p text:style-name="P5">STEFAN Jasmin-Saida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10">Jasmin obtient des résultats plus que faibles ce trimestre qui peuvent s’expliquer par des lacunes, une quasi absence de travail et ses absences personnelles. Ces dernières semaines, une amélioration drastique a pu être constatée ; il faudra continer sur cette voie afin qu’elle aborde plus sereinement sa cinquième en mathématiques.</text:p>
          </table:table-cell>
        </table:table-row>
        <table:table-row>
          <table:table-cell table:style-name="Tableau1.A1" office:value-type="string">
            <text:p text:style-name="P5">ZEROUALI Dina</text:p>
            <text:p text:style-name="P2">(mathématiques 5<text:span text:style-name="T4">e</text:span> - 1<text:span text:style-name="T4">er</text:span> trimestre)</text:p>
          </table:table-cell>
          <table:table-cell table:style-name="Tableau1.A1" office:value-type="string">
            <text:p text:style-name="P10">Dina<text:span text:style-name="T1"> otient des réstultats corrects ce trimestre. Ses efforts aussi bien dans son travail que dans sa participation sont remarqués. Il faut continuer ainsi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1:49:20.829000000</meta:creation-date>
    <dc:date>2024-11-26T12:19:50.648000000</dc:date>
    <meta:editing-duration>PT30M28S</meta:editing-duration>
    <meta:editing-cycles>5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62" meta:word-count="573" meta:character-count="3777" meta:non-whitespace-character-count="3257"/>
  </office:meta>
</office:document-meta>
</file>